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4.5mm"/>
    </style:style>
    <style:style style:name="co6" style:family="table-column">
      <style:table-column-properties fo:break-before="auto" style:column-width="45.05mm"/>
    </style:style>
    <style:style style:name="co7" style:family="table-column">
      <style:table-column-properties fo:break-before="auto" style:column-width="33.99mm"/>
    </style:style>
    <style:style style:name="co8" style:family="table-column">
      <style:table-column-properties fo:break-before="auto" style:column-width="118.04mm"/>
    </style:style>
    <style:style style:name="co9" style:family="table-column">
      <style:table-column-properties fo:break-before="auto" style:column-width="224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37"/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Réalisations" table:style-name="ta1"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Membres Présents</text:p>
          </table:table-cell>
          <table:table-cell table:style-name="ce6" office:value-type="string" calcext:value-type="string">
            <text:p>Sujets &amp; Réalisations</text:p>
          </table:table-cell>
        </table:table-row>
        <table:table-row table:style-name="ro1">
          <table:table-cell office:value-type="date" office:date-value="2016-10-14" calcext:value-type="date">
            <text:p>14/10/16</text:p>
          </table:table-cell>
          <table:table-cell office:value-type="string" calcext:value-type="string">
            <text:p>Camille, Franck, Grégoire, Jordan, Khalid (Moitié de séance), Nicolas</text:p>
          </table:table-cell>
          <table:table-cell office:value-type="string" calcext:value-type="string">
            <text:p>Première Réunion : Préparation du STB.</text:p>
          </table:table-cell>
        </table:table-row>
        <table:table-row table:style-name="ro1">
          <table:table-cell office:value-type="date" office:date-value="2016-10-16" calcext:value-type="date">
            <text:p>16/10/16</text:p>
          </table:table-cell>
          <table:table-cell office:value-type="string" calcext:value-type="string">
            <text:p>Franck</text:p>
          </table:table-cell>
          <table:table-cell office:value-type="string" calcext:value-type="string">
            <text:p>Réalisation du premier compte-rendu de la réunion du 14/10/16</text:p>
          </table:table-cell>
        </table:table-row>
        <table:table-row table:style-name="ro1">
          <table:table-cell office:value-type="date" office:date-value="2016-10-18" calcext:value-type="date">
            <text:p>18/10/16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alisation des schémas (sous dia) effectués à la première séance.</text:p>
          </table:table-cell>
        </table:table-row>
        <table:table-row table:style-name="ro1"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Camille, Franck, Grégoire, Khalid, Nicolas</text:p>
          </table:table-cell>
          <table:table-cell office:value-type="string" calcext:value-type="string">
            <text:p>Réunion officielle avec le client : Validation des schémas du STB. Rédaction d'un compte-rendu.</text:p>
          </table:table-cell>
        </table:table-row>
      </table:table>
      <table:table table:name="Feuille de présences" table:style-name="ta1">
        <table:table-column table:style-name="co4" table:number-columns-repeated="7" table:default-cell-style-name="ce5"/>
        <table:table-column table:style-name="co5" table:default-cell-style-name="ce5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Camille</text:p>
          </table:table-cell>
          <table:table-cell table:style-name="ce3" office:value-type="string" calcext:value-type="string">
            <text:p>Franck</text:p>
          </table:table-cell>
          <table:table-cell table:style-name="ce3" office:value-type="string" calcext:value-type="string">
            <text:p>Grégoire</text:p>
          </table:table-cell>
          <table:table-cell table:style-name="ce3" office:value-type="string" calcext:value-type="string">
            <text:p>Jordan</text:p>
          </table:table-cell>
          <table:table-cell table:style-name="ce3" office:value-type="string" calcext:value-type="string">
            <text:p>Khalid</text:p>
          </table:table-cell>
          <table:table-cell table:style-name="ce3" office:value-type="string" calcext:value-type="string">
            <text:p>Nicolas</text:p>
          </table:table-cell>
          <table:table-cell table:style-name="ce3" office:value-type="string" calcext:value-type="string">
            <text:p>Activité</text:p>
          </table:table-cell>
          <table:table-cell table:style-name="ce3"/>
          <table:table-cell table:style-name="ce3" office:value-type="string" calcext:value-type="string">
            <text:p>Acte de présences</text:p>
          </table:table-cell>
        </table:table-row>
        <table:table-row table:style-name="ro1">
          <table:table-cell table:style-name="ce4" office:value-type="date" office:date-value="2016-10-14" calcext:value-type="date">
            <text:p>14/10/16</text:p>
          </table:table-cell>
          <table:table-cell table:formula="of:=[.$J$2]" office:value-type="string" office:string-value="Présent" calcext:value-type="string">
            <text:p>Présent</text:p>
          </table:table-cell>
          <table:table-cell table:formula="of:=[.$J$2]" office:value-type="string" office:string-value="Présent" calcext:value-type="string">
            <text:p>Présent</text:p>
          </table:table-cell>
          <table:table-cell table:formula="of:=[.$J$2]" office:value-type="string" office:string-value="Présent" calcext:value-type="string">
            <text:p>Présent</text:p>
          </table:table-cell>
          <table:table-cell table:formula="of:=[.$J$2]" office:value-type="string" office:string-value="Présent" calcext:value-type="string">
            <text:p>Présent</text:p>
          </table:table-cell>
          <table:table-cell table:formula="of:=[.$J$3]" office:value-type="string" office:string-value="Mi-Temps" calcext:value-type="string">
            <text:p>Mi-Temps</text:p>
          </table:table-cell>
          <table:table-cell table:formula="of:=[.$J$2]" office:value-type="string" office:string-value="Présent" calcext:value-type="string">
            <text:p>Présent</text:p>
          </table:table-cell>
          <table:table-cell office:value-type="string" calcext:value-type="string">
            <text:p>Premier cours</text:p>
          </table:table-cell>
          <table:table-cell/>
          <table:table-cell table:style-name="ce5" office:value-type="string" calcext:value-type="string">
            <text:p>Présent</text:p>
          </table:table-cell>
        </table:table-row>
        <table:table-row table:style-name="ro1">
          <table:table-cell table:style-name="ce4" office:value-type="date" office:date-value="2016-10-21" calcext:value-type="date">
            <text:p>21/10/16</text:p>
          </table:table-cell>
          <table:table-cell table:formula="of:=[.$J$2]" office:value-type="string" office:string-value="Présent" calcext:value-type="string">
            <text:p>Présent</text:p>
          </table:table-cell>
          <table:table-cell table:formula="of:=[.$J$2]" office:value-type="string" office:string-value="Présent" calcext:value-type="string">
            <text:p>Présent</text:p>
          </table:table-cell>
          <table:table-cell table:formula="of:=[.$J$2]" office:value-type="string" office:string-value="Présent" calcext:value-type="string">
            <text:p>Présent</text:p>
          </table:table-cell>
          <table:table-cell table:formula="of:=[.$J$4]" office:value-type="string" office:string-value="Absent" calcext:value-type="string">
            <text:p>Absent</text:p>
          </table:table-cell>
          <table:table-cell table:formula="of:=[.$J$2]" office:value-type="string" office:string-value="Présent" calcext:value-type="string">
            <text:p>Présent</text:p>
          </table:table-cell>
          <table:table-cell table:formula="of:=[.$J$2]" office:value-type="string" office:string-value="Présent" calcext:value-type="string">
            <text:p>Présent</text:p>
          </table:table-cell>
          <table:table-cell office:value-type="string" calcext:value-type="string">
            <text:p>Réunion avec le client</text:p>
          </table:table-cell>
          <table:table-cell/>
          <table:table-cell table:style-name="ce5" office:value-type="string" calcext:value-type="string">
            <text:p>Mi-Temps</text:p>
          </table:table-cell>
        </table:table-row>
        <table:table-row table:style-name="ro1">
          <table:table-cell table:number-columns-repeated="9"/>
          <table:table-cell table:style-name="ce5" office:value-type="string" calcext:value-type="string">
            <text:p>Absent</text:p>
          </table:table-cell>
        </table:table-row>
        <table:table-row table:style-name="ro1" table:number-rows-repeated="2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 style:data-style-name="N2" text:time-value="23:12:34.0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3:45:16.524717446</meta:creation-date>
    <dc:date>2016-10-22T23:13:00.352000000</dc:date>
    <meta:editing-duration>PT2M8S</meta:editing-duration>
    <meta:editing-cycles>4</meta:editing-cycles>
    <meta:generator>LibreOffice/5.0.3.2$Windows_x86 LibreOffice_project/e5f16313668ac592c1bfb310f4390624e3dbfb75</meta:generator>
    <meta:document-statistic meta:table-count="2" meta:cell-count="43" meta:object-count="0"/>
  </office:meta>
</office:document-meta>
</file>